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style:text-underline-style="none"/>
    </style:style>
    <style:style style:name="T2" style:family="text">
      <style:text-properties style:use-window-font-color="true"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635cm" text:min-label-width="0.635cm"/>
      </text:list-level-style-number>
      <text:list-level-style-number text:level="2" text:style-name="Numbering_20_Symbols" style:num-suffix="." style:num-format="1">
        <style:list-level-properties text:min-label-width="0.635cm"/>
      </text:list-level-style-number>
      <text:list-level-style-number text:level="3" text:style-name="Numbering_20_Symbols" style:num-suffix="." style:num-format="1">
        <style:list-level-properties text:space-before="0.635cm" text:min-label-width="0.635cm"/>
      </text:list-level-style-number>
      <text:list-level-style-number text:level="4" text:style-name="Numbering_20_Symbols" style:num-suffix="." style:num-format="1">
        <style:list-level-properties text:space-before="1.27cm" text:min-label-width="0.635cm"/>
      </text:list-level-style-number>
      <text:list-level-style-number text:level="5" text:style-name="Numbering_20_Symbols" style:num-suffix="." style:num-format="1">
        <style:list-level-properties text:space-before="1.905cm" text:min-label-width="0.635cm"/>
      </text:list-level-style-number>
      <text:list-level-style-number text:level="6" text:style-name="Numbering_20_Symbols" style:num-suffix="." style:num-format="1">
        <style:list-level-properties text:space-before="2.54cm" text:min-label-width="0.635cm"/>
      </text:list-level-style-number>
      <text:list-level-style-number text:level="7" text:style-name="Numbering_20_Symbols" style:num-suffix="." style:num-format="1">
        <style:list-level-properties text:space-before="3.175cm" text:min-label-width="0.635cm"/>
      </text:list-level-style-number>
      <text:list-level-style-number text:level="8" text:style-name="Numbering_20_Symbols" style:num-suffix="." style:num-format="1">
        <style:list-level-properties text:space-before="3.81cm" text:min-label-width="0.635cm"/>
      </text:list-level-style-number>
      <text:list-level-style-number text:level="9" text:style-name="Numbering_20_Symbols" style:num-suffix="." style:num-format="1">
        <style:list-level-properties text:space-before="4.445cm" text:min-label-width="0.635cm"/>
      </text:list-level-style-number>
      <text:list-level-style-number text:level="10" text:style-name="Numbering_20_Symbols" style:num-suffix="." style:num-format="1">
        <style:list-level-properties text:space-before="5.08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pendix: Installation on server</text:h>
      <text:p text:style-name="Standard">This document describes the installation on Freyr's development server.</text:p>
      <text:h text:style-name="Heading_20_2" text:outline-level="2">Python libraries</text:h>
      <text:p text:style-name="Text_20_body">Python libraries are required in order to run the application. The easiest way to install is to use a tool called EasyInstaller, which downloads libraries from the internet. The following describes the procedure for the required libraries.</text:p>
      <text:list text:style-name="L1">
        <text:list-item>
          <text:p text:style-name="P1">First, EasyInstaller must be installed, it is in the ”installer” folder.</text:p>
        </text:list-item>
        <text:list-item>
          <text:p text:style-name="P1">After it is installed, then easy_install can be used.</text:p>
        </text:list-item>
        <text:list-item>
          <text:p text:style-name="P1">easy_install lxml==2.1.1 BeautifulSoup</text:p>
        </text:list-item>
        <text:list-item>
          <text:p text:style-name="P1"/>
        </text:list-item>
      </text:list>
      <text:p text:style-name="Standard"/>
      <text:h text:style-name="Heading_20_2" text:outline-level="2">Working on server</text:h>
      <text:p text:style-name="Standard">This is how I should work with the Freyr development server. I am using my own hostname yani.dk to point to the development server.</text:p>
      <text:p text:style-name="Standard"/>
      <text:p text:style-name="Standard">Connect to the server with Putty:</text:p>
      <text:list text:style-name="L2">
        <text:list-header>
          <text:p text:style-name="P2">Hostname: yani.dk</text:p>
          <text:p text:style-name="P2">Username: kereena</text:p>
          <text:p text:style-name="P2">Password: ...............</text:p>
        </text:list-header>
      </text:list>
      <text:h text:style-name="Heading_20_2" text:outline-level="2">Installing on server</text:h>
      <text:p text:style-name="Text_20_body">The following steps installs the application once Django and required libraries are installed:</text:p>
      <text:list text:style-name="L3">
        <text:list-item>
          <text:p text:style-name="P3">Get the source code from subversion. This is ONLY first time.</text:p>
          <text:p text:style-name="P3">svn co <text:a xlink:type="simple" xlink:href="http://svn.kokila.it/repo/sandbox/StockScreener/stockscreener">http://svn.kokila.it/repo/sandbox/StockScreener/stockscreener</text:a> stockscreener</text:p>
        </text:list-item>
        <text:list-item>
          <text:p text:style-name="P3">Update the source code from subversion:</text:p>
          <text:p text:style-name="P3">cd stockscreener</text:p>
          <text:p text:style-name="P3">svn update</text:p>
        </text:list-item>
        <text:list-item>
          <text:p text:style-name="P3">Create database:</text:p>
          <text:p text:style-name="P3">python manage.py syncdb</text:p>
        </text:list-item>
        <text:list-item>
          <text:p text:style-name="P3">Load test data:</text:p>
          <text:p text:style-name="P3">python manage.py loaddata graph_test.json</text:p>
        </text:list-item>
        <text:list-item>
          <text:p text:style-name="P3">Load symbols:</text:p>
          <text:p text:style-name="P3">python manage.py updatesymbols 1</text:p>
        </text:list-item>
        <text:list-item>
          <text:p text:style-name="P3">Start the server:</text:p>
          <text:p text:style-name="P3">python manage.py runserver 0.0.0.0:7400</text:p>
        </text:list-item>
        <text:list-item>
          <text:p text:style-name="P3">Load url in browser:</text:p>
          <text:p text:style-name="P3"><text:a xlink:type="simple" xlink:href="http://yani.dk:7400/admin/">http://yani.dk:7400/admin/</text:a><text:a xlink:type="simple" xlink:href="http://yani.dk:7400/"><text:span text:style-name="T1"> <text:s text:c="2"/>- </text:span></text:a><text:a xlink:type="simple" xlink:href="http://yani.dk:7400/"><text:span text:style-name="T2">Admin interface</text:span></text:a></text:p>
          <text:p text:style-name="P3"/>
        </text:list-item>
      </text:list>
      <text:h text:style-name="Heading_20_2" text:outline-level="2">Starting application on my PC</text:h>
      <text:p text:style-name="Standard">The program has to run little different depending on where I start it. This is because there is a Microsoft ISA server at the VejleHS network, which requires NTLM (Microsoft proprietary protocol) authentication, which Python does not understand.</text:p>
      <text:h text:style-name="Heading_20_3" text:outline-level="3"><text:soft-page-break/>Starting at vejlehs</text:h>
      <text:list text:style-name="L4">
        <text:list-item>
          <text:p text:style-name="P4">Start the ntlmaps proxy server. Go into its folder and double-click on the runserver.bat</text:p>
        </text:list-item>
        <text:list-item>
          <text:p text:style-name="P4">Start the stockscreener application. Click on the “manage.py runserver” shortcut on the desktop.</text:p>
        </text:list-item>
      </text:list>
      <text:h text:style-name="Heading_20_3" text:outline-level="3">Starting from home</text:h>
      <text:list text:style-name="L5">
        <text:list-item>
          <text:p text:style-name="P5">Start the stockscreener application. Click on the “manage.py runserver” shortcut on the desktop.</text:p>
        </text:list-item>
      </text:list>
      <text:h text:style-name="Heading_20_2" text:outline-level="2">Starting application on Freyr server</text:h>
      <text:p text:style-name="Text_20_body">For working on the server, first I have to follow the installation steps. On the server there are two scripts that I can use for starting and stopping the server.</text:p>
      <text:list text:style-name="L6">
        <text:list-item>
          <text:p text:style-name="P6">Connect to “yani.dk server” using Putty</text:p>
        </text:list-item>
        <text:list-item>
          <text:p text:style-name="P6">Try to open the old server process: ./continue.sh</text:p>
          <text:list>
            <text:list-item>
              <text:p text:style-name="P6">If it is success, I should see the output from the server. I can then press Ctrl-C to stop the server. After this I see the message:</text:p>
              <text:p text:style-name="P6"><text:s/>“Screen terminated”. - I press Ctrl-C and continue to step #3</text:p>
            </text:list-item>
            <text:list-item>
              <text:p text:style-name="P6">If it is failure (server not running) I see the message:</text:p>
              <text:p text:style-name="P6">“There is no screen to be resumed matching stockscreener” - I can continue with step #3</text:p>
            </text:list-item>
          </text:list>
        </text:list-item>
        <text:list-item>
          <text:p text:style-name="P6">Start the server process: ./start.sh</text:p>
          <text:list>
            <text:list-item>
              <text:p text:style-name="P6">If it is success, I should see a message that server is running and that I can press Ctrl-C to stop the server.</text:p>
            </text:list-item>
            <text:list-item>
              <text:p text:style-name="P6">I can now shutdown the Putty application.</text:p>
            </text:list-item>
            <text:list-item>
              <text:p text:style-name="P6">If it is error “screen terminated”, it means that I did not try step #2.</text:p>
            </text:list-item>
            <text:list-item>
              <text:p text:style-name="P6">If it is another error, and server won't start, I have a problem with my code, and I need to look at how to fix it.</text:p>
            </text:list-item>
          </text:list>
        </text:list-item>
        <text:list-item>
          <text:p text:style-name="P6">Done, check that I can view the URL: http://yani.dk:7400/search/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Kereena Davidsen</dc:creator>
    <dc:date>2008-10-09T11:08:18</dc:date>
    <meta:editing-cycles>26</meta:editing-cycles>
    <meta:editing-duration>PT2H57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1" meta:word-count="491" meta:character-count="2998"/>
  </office:meta>
</office:document-meta>
</file>